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svg:stroke-opacity="50%" draw:fill-color="#81d41a" draw:opacity="40%" draw:textarea-horizontal-align="justify" draw:textarea-vertical-align="middle" draw:auto-grow-height="false" fo:min-height="30.547cm" fo:min-width="14.10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877cm" fo:min-width="6.80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6.16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148cm" fo:min-width="8.07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878cm" fo:min-width="5.53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6cm" fo:min-width="5.53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83cm" fo:min-width="6.16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878cm" fo:min-width="4.89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6cm" fo:min-width="6.167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877cm" fo:min-width="5.532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56cm" fo:min-width="5.53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513cm" fo:min-width="6.168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95cm" fo:min-width="5.53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243cm" fo:min-width="4.897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195cm" fo:min-width="7.438cm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loext:graphic-properties draw:fill-color="#81d41a" draw:opacity="4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30.797cm" svg:x="2.27cm" svg:y="42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02cm" svg:height="4.127cm" svg:x="6.08cm" svg:y="60.055cm">
          <text:p text:style-name="P2">Buffer work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68cm" svg:height="3.175cm" svg:x="6.08cm" svg:y="52.752cm">
          <text:p text:style-name="P2">DAC function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572cm" svg:height="5.398cm" svg:x="19.098cm" svg:y="56.879cm">
          <text:p text:style-name="P2">Test entire system</text:p>
          <text:p text:style-name="P2">Voice TX &amp; RX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32cm" svg:height="4.128cm" svg:x="4.175cm" svg:y="75.612cm">
          <text:p text:style-name="P2">Technical Repor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33cm" svg:height="3.81cm" svg:x="4.175cm" svg:y="81.01cm">
          <text:p text:style-name="P2">Business pl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668cm" svg:height="5.08cm" svg:x="30.21cm" svg:y="57.197cm">
          <text:p text:style-name="P2">Test entire system: Half Duplex (both TX &amp; RX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98cm" svg:height="4.128cm" svg:x="40.052cm" svg:y="57.514cm">
          <text:p text:style-name="P2">Range testing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67cm" svg:height="3.81cm" svg:x="20.685cm" svg:y="67.04cm">
          <text:p text:style-name="P2">Power design (Voltage, battery type, hours on 1 charge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032cm" svg:height="4.127cm" svg:x="47.355cm" svg:y="67.357cm">
          <text:p text:style-name="P2">wearability/comfort test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33cm" svg:height="3.81cm" svg:x="30.209cm" svg:y="67.04cm">
          <text:p text:style-name="P2">UI/ button Design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032cm" svg:height="3.81cm" svg:x="38.783cm" svg:y="67.357cm">
          <text:p text:style-name="P2">Housing Design/3D prin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668cm" svg:height="4.763cm" svg:x="39.734cm" svg:y="50.529cm">
          <text:p text:style-name="P2">Voice quality testing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032cm" svg:height="4.445cm" svg:x="4.175cm" svg:y="86.09cm">
          <text:p text:style-name="P2">Project poste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397cm" svg:height="3.493cm" svg:x="4.175cm" svg:y="92.439cm">
          <text:p text:style-name="P2">Executive summary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98cm" svg:height="4.128cm" svg:x="4.492cm" svg:y="96.567cm">
          <text:p text:style-name="P2">IEEE repor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938cm" svg:height="4.445cm" svg:x="12.429cm" svg:y="75.93cm">
          <text:p text:style-name="P2">Powerpoint Presentation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2.747cm" svg:y1="54.34cm" svg:x2="19.097cm" svg:y2="58.785cm">
          <text:p/>
        </draw:line>
        <draw:line draw:style-name="gr17" draw:text-style-name="P3" draw:layer="layout" svg:x1="13.382cm" svg:y1="62.277cm" svg:x2="19.097cm" svg:y2="59.42cm">
          <text:p/>
        </draw:line>
        <draw:line draw:style-name="gr18" draw:text-style-name="P3" draw:layer="layout" svg:x1="27.67cm" svg:y1="59.737cm" svg:x2="30.21cm" svg:y2="59.737cm">
          <text:p/>
        </draw:line>
        <draw:line draw:style-name="gr18" draw:text-style-name="P3" draw:layer="layout" svg:x1="36.877cm" svg:y1="59.42cm" svg:x2="39.735cm" svg:y2="59.42cm">
          <text:p/>
        </draw:line>
        <draw:line draw:style-name="gr18" draw:text-style-name="P3" draw:layer="layout" svg:x1="36.877cm" svg:y1="59.42cm" svg:x2="39.735cm" svg:y2="53.07cm">
          <text:p/>
        </draw:line>
        <draw:line draw:style-name="gr18" draw:text-style-name="P3" draw:layer="layout" svg:x1="27.352cm" svg:y1="68.945cm" svg:x2="29.892cm" svg:y2="68.945cm">
          <text:p/>
        </draw:line>
        <draw:line draw:style-name="gr18" draw:text-style-name="P3" draw:layer="layout" svg:x1="36.242cm" svg:y1="68.945cm" svg:x2="38.782cm" svg:y2="68.945cm">
          <text:p/>
        </draw:line>
        <draw:line draw:style-name="gr18" draw:text-style-name="P3" draw:layer="layout" svg:x1="44.815cm" svg:y1="69.262cm" svg:x2="47.355cm" svg:y2="69.262cm">
          <text:p/>
        </draw:line>
        <draw:line draw:style-name="gr19" draw:text-style-name="P3" draw:layer="layout" svg:x1="22.907cm" svg:y1="62.277cm" svg:x2="23.225cm" svg:y2="66.722cm">
          <text:p/>
        </draw:line>
        <draw:frame draw:style-name="gr20" draw:text-style-name="P4" draw:layer="layout" svg:width="7.303cm" svg:height="2.54cm" svg:x="7.35cm" svg:y="43.545cm">
          <draw:text-box>
            <text:p>Completed</text:p>
          </draw:text-box>
        </draw:frame>
        <draw:frame draw:style-name="gr21" draw:text-style-name="P4" draw:layer="layout" svg:width="5.715cm" svg:height="1.905cm" svg:x="21.002cm" svg:y="55.927cm">
          <draw:text-box>
            <text:p>Current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6T12:56:50.720000000</meta:creation-date>
    <dc:date>2025-03-06T13:26:18.622000000</dc:date>
    <meta:editing-duration>PT7M47S</meta:editing-duration>
    <meta:editing-cycles>2</meta:editing-cycles>
    <meta:generator>LibreOffice/24.8.0.3$Windows_X86_64 LibreOffice_project/0bdf1299c94fe897b119f97f3c613e9dca6be583</meta:generator>
    <meta:document-statistic meta:object-count="28"/>
  </office:meta>
</office:document-meta>
</file>